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69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sf2pa</text:p>
          </table:table-cell>
          <table:table-cell table:style-name="ce1" office:value-type="float" office:value="47.8802" calcext:value-type="float">
            <text:p>47.8802</text:p>
          </table:table-cell>
          <table:table-cell/>
        </table:table-row>
        <table:table-row table:style-name="ro2">
          <table:table-cell/>
          <table:table-cell table:formula="of:=[.B1]*100" office:value-type="float" office:value="4788.02" calcext:value-type="float">
            <text:p>4788.02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/>
          <table:table-cell table:formula="of:=[.B2]*2.7*1.9" office:value-type="float" office:value="24562.5426" calcext:value-type="float">
            <text:p>24562.5426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/>
          <table:table-cell table:formula="of:=[.B3]/1000" office:value-type="float" office:value="24.5625426" calcext:value-type="float">
            <text:p>24.5625426</text:p>
          </table:table-cell>
          <table:table-cell office:value-type="string" calcext:value-type="string">
            <text:p>k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7:59:31.093109767</meta:creation-date>
    <dc:date>2020-03-16T18:01:40.328475740</dc:date>
    <meta:editing-duration>PT2M11S</meta:editing-duration>
    <meta:editing-cycles>1</meta:editing-cycles>
    <meta:document-statistic meta:table-count="1" meta:cell-count="8" meta:object-count="0"/>
    <meta:generator>LibreOffice/6.0.7.3$Linux_X86_64 LibreOffice_project/00m0$Build-3</meta:generator>
  </office:meta>
</office:document-meta>
</file>